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Hologic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2.4">
            <text:p>72,4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7.9299936255646">
            <text:p>$67,93</text:p>
          </table:table-cell>
          <table:table-cell table:style-name="ce5" table:formula="of:=[.F2]-[.B3]/[.B4]" office:value-type="currency" office:currency="USD" office:value="60.6019303844578">
            <text:p>$60,60</text:p>
          </table:table-cell>
          <table:table-cell table:style-name="ce15" table:formula="of:=[.G2]/1.1" office:value-type="currency" office:currency="EUR" office:value="55.0926639858708">
            <text:p>55,0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854">
            <text:p>1,85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52.0123652282263">
            <text:p>$52,01</text:p>
          </table:table-cell>
          <table:table-cell table:style-name="ce7" table:formula="of:=[.F3]-[.B3]/[.B4]" office:value-type="currency" office:currency="USD" office:value="44.6843019871195">
            <text:p>$44,68</text:p>
          </table:table-cell>
          <table:table-cell table:style-name="ce16" table:formula="of:=[.G3]/1.1" office:value-type="currency" office:currency="EUR" office:value="40.6220927155632">
            <text:p>40,6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0.2234549660506">
            <text:p>40,2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53">
            <text:p>0,25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3.9022292085685">
            <text:p>$33,90</text:p>
          </table:table-cell>
          <table:table-cell table:style-name="ce14" table:formula="of:=[.F4]-[.B3]/[.B4]" office:value-type="currency" office:currency="USD" office:value="26.5741659674618">
            <text:p>$26,57</text:p>
          </table:table-cell>
          <table:table-cell table:style-name="ce17" table:formula="of:=[.G4]/1.1" office:value-type="currency" office:currency="EUR" office:value="24.1583326976925">
            <text:p>24,1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6.05">
            <text:p>$6,0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025">
            <text:p>$3,03</text:p>
          </table:table-cell>
          <table:table-cell table:style-name="ce5"/>
          <table:table-cell table:style-name="ce5" table:formula="of:=[.B8]/(1+[.D2])^(1/4)" office:value-type="currency" office:currency="USD" office:value="2.97426345253299">
            <text:p>$2,97</text:p>
          </table:table-cell>
          <table:table-cell table:style-name="ce7" table:formula="of:=[.B5]/2" office:value-type="currency" office:currency="USD" office:value="3.025">
            <text:p>$3,03</text:p>
          </table:table-cell>
          <table:table-cell table:style-name="ce7"/>
          <table:table-cell table:style-name="ce7" table:formula="of:=[.E8]/(1+[.D3])^(1/4)" office:value-type="currency" office:currency="USD" office:value="2.96393001278604">
            <text:p>$2,96</text:p>
          </table:table-cell>
          <table:table-cell table:style-name="ce8" table:formula="of:=[.B5]/2" office:value-type="currency" office:currency="USD" office:value="3.025">
            <text:p>$3,03</text:p>
          </table:table-cell>
          <table:table-cell table:style-name="ce8"/>
          <table:table-cell table:style-name="ce8" table:formula="of:=[.H8]/(1+[.D4])^(1/4)" office:value-type="currency" office:currency="USD" office:value="2.95377362127084">
            <text:p>$2,9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719">
            <text:p>$4,72</text:p>
          </table:table-cell>
          <table:table-cell office:value-type="percentage" office:value="-0.22">
            <text:p>-22,00%</text:p>
          </table:table-cell>
          <table:table-cell table:formula="of:=[.B9]/(1+[.$D$2])^[.A9]" office:value-type="currency" office:currency="USD" office:value="4.41028037383178">
            <text:p>$4,41</text:p>
          </table:table-cell>
          <table:table-cell table:formula="of:=[.B5]*(1+[.F9])" office:value-type="currency" office:currency="USD" office:value="4.477">
            <text:p>$4,48</text:p>
          </table:table-cell>
          <table:table-cell office:value-type="percentage" office:value="-0.26">
            <text:p>-26,00%</text:p>
          </table:table-cell>
          <table:table-cell table:formula="of:=[.E9]/(1+[.$D$3])^[.A9]" office:value-type="currency" office:currency="USD" office:value="4.12626728110599">
            <text:p>$4,13</text:p>
          </table:table-cell>
          <table:table-cell table:formula="of:=[.B5]*(1+[.I9])" office:value-type="currency" office:currency="USD" office:value="4.235">
            <text:p>$4,24</text:p>
          </table:table-cell>
          <table:table-cell office:value-type="percentage" office:value="-0.3">
            <text:p>-30,00%</text:p>
          </table:table-cell>
          <table:table-cell table:formula="of:=[.H9]/(1+[.$D$4])^[.A9]" office:value-type="currency" office:currency="USD" office:value="3.85">
            <text:p>$3,8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92578">
            <text:p>$2,93</text:p>
          </table:table-cell>
          <table:table-cell office:value-type="percentage" office:value="-0.38">
            <text:p>-38,00%</text:p>
          </table:table-cell>
          <table:table-cell table:formula="of:=[.B10]/(1+[.$D$2])^[.A10]" office:value-type="currency" office:currency="USD" office:value="2.5554895624072">
            <text:p>$2,56</text:p>
          </table:table-cell>
          <table:table-cell table:formula="of:=[.E9]*(1+[.F10])" office:value-type="currency" office:currency="USD" office:value="2.6862">
            <text:p>$2,69</text:p>
          </table:table-cell>
          <table:table-cell office:value-type="percentage" office:value="-0.4">
            <text:p>-40,00%</text:p>
          </table:table-cell>
          <table:table-cell table:formula="of:=[.E10]/(1+[.$D$3])^[.A10]" office:value-type="currency" office:currency="USD" office:value="2.28180679139502">
            <text:p>$2,28</text:p>
          </table:table-cell>
          <table:table-cell table:formula="of:=[.H9]*(1+[.I10])" office:value-type="currency" office:currency="USD" office:value="2.32925">
            <text:p>$2,33</text:p>
          </table:table-cell>
          <table:table-cell office:value-type="percentage" office:value="-0.45">
            <text:p>-45,00%</text:p>
          </table:table-cell>
          <table:table-cell table:formula="of:=[.H10]/(1+[.$D$4])^[.A10]" office:value-type="currency" office:currency="USD" office:value="1.925">
            <text:p>$1,9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364647">
            <text:p>$3,36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2.74655420258717">
            <text:p>$2,75</text:p>
          </table:table-cell>
          <table:table-cell table:formula="of:=[.E10]*(1+[.F11])" office:value-type="currency" office:currency="USD" office:value="3.035406">
            <text:p>$3,04</text:p>
          </table:table-cell>
          <table:table-cell office:value-type="percentage" office:value="0.13">
            <text:p>13,00%</text:p>
          </table:table-cell>
          <table:table-cell table:formula="of:=[.E11]/(1+[.$D$3])^[.A11]" office:value-type="currency" office:currency="USD" office:value="2.37644393942523">
            <text:p>$2,38</text:p>
          </table:table-cell>
          <table:table-cell table:formula="of:=[.H10]*(1+[.I11])" office:value-type="currency" office:currency="USD" office:value="2.375835">
            <text:p>$2,38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1.785">
            <text:p>$1,7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7011117">
            <text:p>$3,70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2.82356039518308">
            <text:p>$2,82</text:p>
          </table:table-cell>
          <table:table-cell table:formula="of:=[.E11]*(1+[.F12])" office:value-type="currency" office:currency="USD" office:value="3.27823848">
            <text:p>$3,28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2.36549258486566">
            <text:p>$2,37</text:p>
          </table:table-cell>
          <table:table-cell table:formula="of:=[.H11]*(1+[.I12])" office:value-type="currency" office:currency="USD" office:value="2.4233517">
            <text:p>$2,42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1.65518181818182">
            <text:p>$1,6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997200636">
            <text:p>$4,00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USD" office:value="2.84994881009133">
            <text:p>$2,85</text:p>
          </table:table-cell>
          <table:table-cell table:formula="of:=[.E12]*(1+[.F13])" office:value-type="currency" office:currency="USD" office:value="3.5077151736">
            <text:p>$3,51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2.33278992240208">
            <text:p>$2,33</text:p>
          </table:table-cell>
          <table:table-cell table:formula="of:=[.H12]*(1+[.I13])" office:value-type="currency" office:currency="USD" office:value="2.471818734">
            <text:p>$2,47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1.53480495867769">
            <text:p>$1,5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.27700468052">
            <text:p>$4,28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2.84994881009133">
            <text:p>$2,85</text:p>
          </table:table-cell>
          <table:table-cell table:formula="of:=[.E13]*(1+[.F14])" office:value-type="currency" office:currency="USD" office:value="3.718178084016">
            <text:p>$3,72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2.27903900253107">
            <text:p>$2,28</text:p>
          </table:table-cell>
          <table:table-cell table:formula="of:=[.H13]*(1+[.I14])" office:value-type="currency" office:currency="USD" office:value="2.52125510868">
            <text:p>$2,52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1.42318277986476">
            <text:p>$1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5336249613512">
            <text:p>$4,53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2.823313774483">
            <text:p>$2,82</text:p>
          </table:table-cell>
          <table:table-cell table:formula="of:=[.E14]*(1+[.F15])" office:value-type="currency" office:currency="USD" office:value="3.9040869882168">
            <text:p>$3,90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2.20552161535265">
            <text:p>$2,21</text:p>
          </table:table-cell>
          <table:table-cell table:formula="of:=[.H14]*(1+[.I15])" office:value-type="currency" office:currency="USD" office:value="2.5716802108536">
            <text:p>$2,57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1.31967857769278">
            <text:p>$1,3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76030620941876">
            <text:p>$4,76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2.7705415543992">
            <text:p>$2,77</text:p>
          </table:table-cell>
          <table:table-cell table:formula="of:=[.E15]*(1+[.F16])" office:value-type="currency" office:currency="USD" office:value="4.06025046774547">
            <text:p>$4,06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11404836863295">
            <text:p>$2,11</text:p>
          </table:table-cell>
          <table:table-cell table:formula="of:=[.H15]*(1+[.I16])" office:value-type="currency" office:currency="USD" office:value="2.62311381507067">
            <text:p>$2,62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22370195386058">
            <text:p>$1,2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9983215198897">
            <text:p>$5,00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2.71875573095249">
            <text:p>$2,72</text:p>
          </table:table-cell>
          <table:table-cell table:formula="of:=[.E16]*(1+[.F17])" office:value-type="currency" office:currency="USD" office:value="4.14145547710038">
            <text:p>$4,1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98740030968259">
            <text:p>$1,99</text:p>
          </table:table-cell>
          <table:table-cell table:formula="of:=[.H16]*(1+[.I17])" office:value-type="currency" office:currency="USD" office:value="2.67557609137209">
            <text:p>$2,68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13470544812526">
            <text:p>$1,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.19825438068529">
            <text:p>$5,20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2.64252893475756">
            <text:p>$2,64</text:p>
          </table:table-cell>
          <table:table-cell table:formula="of:=[.E17]*(1+[.F18])" office:value-type="currency" office:currency="USD" office:value="4.22428458664239">
            <text:p>$4,22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86833946163709">
            <text:p>$1,87</text:p>
          </table:table-cell>
          <table:table-cell table:formula="of:=[.H17]*(1+[.I18])" office:value-type="currency" office:currency="USD" office:value="2.72908761319953">
            <text:p>$2,73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05218141553433">
            <text:p>$1,0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2.1651856013171">
            <text:p>$32,17</text:p>
          </table:table-cell>
          <table:table-cell/>
          <table:table-cell table:style-name="ce7"/>
          <table:table-cell table:formula="of:=SUM([.G8:.G18])" office:value-type="currency" office:currency="USD" office:value="26.9010792898164">
            <text:p>$26,90</text:p>
          </table:table-cell>
          <table:table-cell/>
          <table:table-cell table:style-name="ce8"/>
          <table:table-cell table:formula="of:=SUM([.J8:.J18])" office:value-type="currency" office:currency="USD" office:value="19.8572105732081">
            <text:p>$19,8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2.775561329594">
            <text:p>$72,78</text:p>
          </table:table-cell>
          <table:table-cell table:style-name="ce5"/>
          <table:table-cell table:formula="of:=[.B20]/(1+[.D2])^([.A18]+1/2)" office:value-type="currency" office:currency="USD" office:value="35.7648080242474">
            <text:p>$35,76</text:p>
          </table:table-cell>
          <table:table-cell table:formula="of:=[.E18]*[.D5]" office:value-type="currency" office:currency="USD" office:value="59.1399842129934">
            <text:p>$59,14</text:p>
          </table:table-cell>
          <table:table-cell table:style-name="ce7"/>
          <table:table-cell table:formula="of:=[.E20]/(1+[.D3])^([.A18]+1/2)" office:value-type="currency" office:currency="USD" office:value="25.1112859384099">
            <text:p>$25,11</text:p>
          </table:table-cell>
          <table:table-cell table:formula="of:=[.H18]*[.D5]" office:value-type="currency" office:currency="USD" office:value="38.2072265847934">
            <text:p>$38,21</text:p>
          </table:table-cell>
          <table:table-cell table:style-name="ce8"/>
          <table:table-cell table:formula="of:=[.H20]/(1+[.D4])^([.A18]+1/2)" office:value-type="currency" office:currency="USD" office:value="14.0450186353604">
            <text:p>$14,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9">29.05.2022</text:date>, <text:time>17:0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29T17:08:59.09</dc:date>
    <dc:creator>aaa </dc:creator>
    <meta:editing-duration>P3DT5H32M2S</meta:editing-duration>
    <meta:editing-cycles>68</meta:editing-cycles>
    <meta:generator>OpenOffice/4.1.5$Win32 OpenOffice.org_project/415m1$Build-9789</meta:generator>
    <meta:document-statistic meta:table-count="5" meta:cell-count="691" meta:object-count="0"/>
  </office:meta>
</office:document-meta>
</file>